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paragraph-rsid="0015d8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paragraph-rsid="0017d2fd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1b0bd7" officeooo:paragraph-rsid="0017d2fd" style:font-size-asian="14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17d2fd" officeooo:paragraph-rsid="0017d2fd" style:font-size-asian="14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fo:font-style="italic" fo:font-weight="bold" officeooo:rsid="0015700e" officeooo:paragraph-rsid="0015d822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1c99a6" officeooo:paragraph-rsid="001c99a6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b0bd7" officeooo:paragraph-rsid="0017d2f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f1d9a" officeooo:paragraph-rsid="001f1d9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355cfe" officeooo:paragraph-rsid="00355cf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3c5a16" officeooo:paragraph-rsid="003c5a1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40c793" officeooo:paragraph-rsid="0040c79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4c3384" officeooo:paragraph-rsid="004c338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503dbd" officeooo:paragraph-rsid="00503db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2b621e" officeooo:paragraph-rsid="002b621e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1c99a6" officeooo:paragraph-rsid="001c99a6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1cc1a9" officeooo:paragraph-rsid="001cc1a9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1e982f" officeooo:paragraph-rsid="001e982f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1f1d9a" officeooo:paragraph-rsid="001f1d9a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italic" fo:font-weight="bold" officeooo:rsid="002d0d93" officeooo:paragraph-rsid="002d0d93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italic" fo:font-weight="bold" officeooo:rsid="001c99a6" officeooo:paragraph-rsid="00221c6d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italic" fo:font-weight="bold" officeooo:rsid="0038a82a" officeooo:paragraph-rsid="0038a82a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italic" fo:font-weight="bold" officeooo:rsid="003ea855" officeooo:paragraph-rsid="003ea855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italic" fo:font-weight="bold" officeooo:rsid="00440586" officeooo:paragraph-rsid="00440586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italic" fo:font-weight="bold" officeooo:rsid="004eca1b" officeooo:paragraph-rsid="004eca1b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italic" fo:font-weight="bold" officeooo:rsid="00521791" officeooo:paragraph-rsid="00521791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c99a6" officeooo:paragraph-rsid="004d96b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2d0d93" officeooo:paragraph-rsid="002d0d9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315e70" officeooo:paragraph-rsid="00315e7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355cfe" officeooo:paragraph-rsid="00355cf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355cfe" officeooo:paragraph-rsid="00355cf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33ed76" officeooo:paragraph-rsid="0033ed7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23c7d4" officeooo:paragraph-rsid="0023c7d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23c7d4" officeooo:paragraph-rsid="003c5a1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23c7d4" officeooo:paragraph-rsid="0046914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23c7d4" officeooo:paragraph-rsid="0049346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23c7d4" officeooo:paragraph-rsid="004c33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55dbda" officeooo:paragraph-rsid="0055dbda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393ae5" officeooo:paragraph-rsid="00393ae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39a36d" officeooo:paragraph-rsid="0039a36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3b9bbb" officeooo:paragraph-rsid="003b9bb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3c5a16" officeooo:paragraph-rsid="003c5a1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3ff242" officeooo:paragraph-rsid="003ff24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40c793" officeooo:paragraph-rsid="0040c79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40c793" officeooo:paragraph-rsid="0057172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571726" officeooo:paragraph-rsid="0057172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57c708" officeooo:paragraph-rsid="0057c70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469147" officeooo:paragraph-rsid="0046914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469147" officeooo:paragraph-rsid="0053f17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481fb7" officeooo:paragraph-rsid="00481fb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493466" officeooo:paragraph-rsid="00493466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503dbd" officeooo:paragraph-rsid="00503db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503dbd" officeooo:paragraph-rsid="00544ac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">
      <style:paragraph-properties fo:line-height="150%" fo:text-align="start" style:justify-single-word="false">
        <style:tab-stops/>
      </style:paragraph-properties>
      <style:text-properties style:font-name="Arial" fo:font-size="12pt" fo:font-style="normal" fo:font-weight="normal" officeooo:rsid="00521791" officeooo:paragraph-rsid="0052179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1b0bd7" officeooo:paragraph-rsid="005919bf" style:font-size-asian="14pt" style:font-weight-asian="bold" style:font-size-complex="16pt" style:font-weight-complex="bold"/>
    </style:style>
    <style:style style:name="T1" style:family="text">
      <style:text-properties officeooo:rsid="0015700e"/>
    </style:style>
    <style:style style:name="T2" style:family="text">
      <style:text-properties officeooo:rsid="0015d822"/>
    </style:style>
    <style:style style:name="T3" style:family="text">
      <style:text-properties officeooo:rsid="0017d2fd"/>
    </style:style>
    <style:style style:name="T4" style:family="text">
      <style:text-properties officeooo:rsid="001b0bd7"/>
    </style:style>
    <style:style style:name="T5" style:family="text">
      <style:text-properties officeooo:rsid="00252787"/>
    </style:style>
    <style:style style:name="T6" style:family="text">
      <style:text-properties officeooo:rsid="0027234a"/>
    </style:style>
    <style:style style:name="T7" style:family="text">
      <style:text-properties officeooo:rsid="002d0d93"/>
    </style:style>
    <style:style style:name="T8" style:family="text">
      <style:text-properties officeooo:rsid="0030b8b6"/>
    </style:style>
    <style:style style:name="T9" style:family="text">
      <style:text-properties officeooo:rsid="00353fe9"/>
    </style:style>
    <style:style style:name="T10" style:family="text">
      <style:text-properties officeooo:rsid="0039a36d"/>
    </style:style>
    <style:style style:name="T11" style:family="text">
      <style:text-properties officeooo:rsid="003c5a16"/>
    </style:style>
    <style:style style:name="T12" style:family="text">
      <style:text-properties officeooo:rsid="00469147"/>
    </style:style>
    <style:style style:name="T13" style:family="text">
      <style:text-properties officeooo:rsid="00493466"/>
    </style:style>
    <style:style style:name="T14" style:family="text">
      <style:text-properties fo:font-weight="bold" officeooo:rsid="00493466" style:font-weight-asian="bold" style:font-weight-complex="bold"/>
    </style:style>
    <style:style style:name="T15" style:family="text">
      <style:text-properties fo:font-weight="bold" officeooo:rsid="004b6abe" style:font-weight-asian="bold" style:font-weight-complex="bold"/>
    </style:style>
    <style:style style:name="T16" style:family="text">
      <style:text-properties officeooo:rsid="004b6abe"/>
    </style:style>
    <style:style style:name="T17" style:family="text">
      <style:text-properties officeooo:rsid="004c3384"/>
    </style:style>
    <style:style style:name="T18" style:family="text">
      <style:text-properties officeooo:rsid="004d96b3"/>
    </style:style>
    <style:style style:name="T19" style:family="text">
      <style:text-properties officeooo:rsid="0053f17f"/>
    </style:style>
    <style:style style:name="T20" style:family="text">
      <style:text-properties officeooo:rsid="00544acd"/>
    </style:style>
    <style:style style:name="T21" style:family="text">
      <style:text-properties officeooo:rsid="00571726"/>
    </style:style>
    <style:style style:name="T22" style:family="text">
      <style:text-properties officeooo:rsid="005919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obab Health </text:span><text:span text:style-name="T2">Trust</text:span></text:p>
      <text:p text:style-name="P5">Core Components Architecture</text:p>
      <text:p text:style-name="P2"><text:span text:style-name="T3">User Management </text:span><text:span text:style-name="T4">Specification</text:span></text:p>
      <text:p text:style-name="P54"><text:span text:style-name="T22">Version 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4"><text:soft-page-break/></text:p>
      <text:p text:style-name="P6">Features</text:p>
      <text:list xml:id="list5242645281" text:style-name="L1">
        <text:list-item>
          <text:p text:style-name="P14">User management</text:p>
        </text:list-item>
        <text:list-item>
          <text:p text:style-name="P15"><text:span text:style-name="T6">User r</text:span>oles management</text:p>
        </text:list-item>
        <text:list-item>
          <text:p text:style-name="P15"><text:span text:style-name="T5">Roles and p</text:span>rivileges <text:span text:style-name="T5">association</text:span> management</text:p>
        </text:list-item>
        <text:list-item>
          <text:p text:style-name="P16">Authentication / authorization</text:p>
        </text:list-item>
        <text:list-item>
          <text:p text:style-name="P17">User creation</text:p>
        </text:list-item>
        <text:list-item>
          <text:p text:style-name="P18">User editing</text:p>
        </text:list-item>
        <text:list-item>
          <text:p text:style-name="P18">User password change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524265428" text:continue-list="list5242645281" text:style-name="L1">
        <text:list-item text:start-value="1">
          <text:p text:style-name="P19">User management</text:p>
          <text:list>
            <text:list-item>
              <text:p text:style-name="P26"><text:span text:style-name="T8">For a logged in </text:span><text:span text:style-name="T18">user </text:span><text:span text:style-name="T16">with roles that include “</text:span><text:span text:style-name="T15">Program Manager</text:span><text:span text:style-name="T16">”</text:span><text:span text:style-name="T8">, w</text:span><text:span text:style-name="T7">hen this interface is accessed</text:span></text:p>
              <text:list>
                <text:list-item>
                  <text:p text:style-name="P27">Display the list of users in the system in a grid. For each user, </text:p>
                  <text:list>
                    <text:list-item>
                      <text:p text:style-name="P27">Provide an account edit button</text:p>
                    </text:list-item>
                    <text:list-item>
                      <text:p text:style-name="P27">Provide a status category. Possible statuses are:</text:p>
                      <text:list>
                        <text:list-item>
                          <text:p text:style-name="P27">Activated</text:p>
                        </text:list-item>
                        <text:list-item>
                          <text:p text:style-name="P27">Pending</text:p>
                        </text:list-item>
                        <text:list-item>
                          <text:p text:style-name="P27">Blocked</text:p>
                        </text:list-item>
                      </text:list>
                    </text:list-item>
                    <text:list-item>
                      <text:p text:style-name="P28">Provide a button to change status</text:p>
                    </text:list-item>
                    <text:list-item>
                      <text:p text:style-name="P29">Provide a button for adding roles</text:p>
                    </text:list-item>
                  </text:list>
                </text:list-item>
                <text:list-item>
                  <text:p text:style-name="P31">Provide a button to add new users</text:p>
                  <text:p text:style-name="P31"/>
                </text:list-item>
              </text:list>
            </text:list-item>
          </text:list>
        </text:list-item>
        <text:list-item>
          <text:p text:style-name="P20"><text:span text:style-name="T6">User r</text:span>oles management</text:p>
          <text:list>
            <text:list-item>
              <text:p text:style-name="P32"><text:soft-page-break/>Given a <text:span text:style-name="T9">selected</text:span> registered user, manage roles they have</text:p>
              <text:list>
                <text:list-item>
                  <text:p text:style-name="P32">Display current roles</text:p>
                </text:list-item>
                <text:list-item>
                  <text:p text:style-name="P37">For each role</text:p>
                  <text:list>
                    <text:list-item>
                      <text:p text:style-name="P37">Provide a button to delete the role</text:p>
                      <text:list>
                        <text:list-item>
                          <text:p text:style-name="P37">When the button is clicked:</text:p>
                          <text:list>
                            <text:list-item>
                              <text:p text:style-name="P37">Confirm deletion of the role</text:p>
                              <text:list>
                                <text:list-item>
                                  <text:p text:style-name="P37">If deletion confirmed, delete the role from the list of roles for the selected us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Ask if there is a need to add a new role. Possible responses are:</text:p>
                  <text:list>
                    <text:list-item>
                      <text:p text:style-name="P30">No</text:p>
                    </text:list-item>
                    <text:list-item>
                      <text:p text:style-name="P30">Yes</text:p>
                      <text:list>
                        <text:list-item>
                          <text:p text:style-name="P30">If yes, provide a list of available roles to sel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951456007" text:continue-numbering="true" text:style-name="L1">
        <text:list-item>
          <text:p text:style-name="P21">Roles and privileges association management</text:p>
          <text:list>
            <text:list-item>
              <text:p text:style-name="P38">When this feature is accessed</text:p>
              <text:list>
                <text:list-item>
                  <text:p text:style-name="P38">List all available roles and their associated privileges in a grid</text:p>
                </text:list-item>
                <text:list-item>
                  <text:p text:style-name="P39">For each role</text:p>
                  <text:list>
                    <text:list-item>
                      <text:p text:style-name="P39">Add a button to add a privilege</text:p>
                      <text:list>
                        <text:list-item>
                          <text:p text:style-name="P40">When the button is clicked, provide a list of privileges to select from</text:p>
                        </text:list-item>
                        <text:list-item>
                          <text:p text:style-name="P40">Add the select privilege to the role</text:p>
                        </text:list-item>
                        <text:list-item>
                          <text:p text:style-name="P40">Go back to the roles list</text:p>
                        </text:list-item>
                      </text:list>
                    </text:list-item>
                  </text:list>
                </text:list-item>
                <text:list-item>
                  <text:p text:style-name="P41">For each privilege in a role</text:p>
                  <text:list>
                    <text:list-item>
                      <text:p text:style-name="P33"><text:span text:style-name="T10">Add a button to remove </text:span><text:span text:style-name="T11">the</text:span><text:span text:style-name="T10"> privilege </text:span></text:p>
                    </text:list-item>
                    <text:list-item>
                      <text:p text:style-name="P41">Confirm deletion of the privilege. Possible responses are:</text:p>
                      <text:list>
                        <text:list-item>
                          <text:p text:style-name="P41">No</text:p>
                        </text:list-item>
                        <text:list-item>
                          <text:p text:style-name="P41">Yes</text:p>
                          <text:list>
                            <text:list-item>
                              <text:p text:style-name="P41">If deletion confirmed:</text:p>
                              <text:list>
                                <text:list-item>
                                  <text:p text:style-name="P41">Delete privilege</text:p>
                                </text:list-item>
                                <text:list-item>
                                  <text:p text:style-name="P41">Refresh role lis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631375784" text:continue-numbering="true" text:style-name="L1">
        <text:list-item>
          <text:p text:style-name="P22">Authentication / authorization</text:p>
          <text:list>
            <text:list-item>
              <text:p text:style-name="P42">When a user is requesting authentication</text:p>
              <text:list>
                <text:list-item>
                  <text:p text:style-name="P42"><text:soft-page-break/>Ask for their user name</text:p>
                </text:list-item>
                <text:list-item>
                  <text:p text:style-name="P42">Ask for their password</text:p>
                </text:list-item>
                <text:list-item>
                  <text:p text:style-name="P42">When the user name and password are given:</text:p>
                  <text:list>
                    <text:list-item>
                      <text:p text:style-name="P42">Verify if the association for the user name and password exists</text:p>
                      <text:list>
                        <text:list-item>
                          <text:p text:style-name="P42">If it does not exist</text:p>
                          <text:list>
                            <text:list-item>
                              <text:p text:style-name="P43">Send back an authentication failure message</text:p>
                            </text:list-item>
                            <text:list-item>
                              <text:p text:style-name="P42">Send back the login page</text:p>
                            </text:list-item>
                          </text:list>
                        </text:list-item>
                        <text:list-item>
                          <text:p text:style-name="P43">If the combination exists</text:p>
                          <text:list>
                            <text:list-item>
                              <text:p text:style-name="P45">Ask the user for their location</text:p>
                              <text:list>
                                <text:list-item>
                                  <text:p text:style-name="P45">Verify if the location is valid</text:p>
                                  <text:list>
                                    <text:list-item>
                                      <text:p text:style-name="P45">If the location is not valid:</text:p>
                                      <text:list>
                                        <text:list-item>
                                          <text:p text:style-name="P45"><text:s/>Inform the user</text:p>
                                        </text:list-item>
                                        <text:list-item>
                                          <text:p text:style-name="P45">Go back to 4.1.3.1.2.1.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If the location is valid</text:p>
                                      <text:list>
                                        <text:list-item>
                                          <text:p text:style-name="P44">Send back</text:p>
                                          <text:list>
                                            <text:list-item>
                                              <text:p text:style-name="P44"><text:span text:style-name="T21">A</text:span>n authentication passed message</text:p>
                                            </text:list-item>
                                            <text:list-item>
                                              <text:p text:style-name="P46">An authentication token</text:p>
                                            </text:list-item>
                                            <text:list-item>
                                              <text:p text:style-name="P45">The user object</text:p>
                                            </text:list-item>
                                            <text:list-item>
                                              <text:p text:style-name="P45">The location object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625362767" text:continue-numbering="true" text:style-name="L1">
        <text:list-item>
          <text:p text:style-name="P23">User creation</text:p>
          <text:list>
            <text:list-item>
              <text:p text:style-name="P34"><text:span text:style-name="T12">Given an authorized user requesting to create a new user </text:span><text:span text:style-name="T16">with roles that include “</text:span><text:span text:style-name="T15">Program Manager</text:span><text:span text:style-name="T16">”, “</text:span><text:span text:style-name="T15">Superuser</text:span><text:span text:style-name="T16">” or “</text:span><text:span text:style-name="T15">Administrator</text:span><text:span text:style-name="T16">”</text:span></text:p>
              <text:list>
                <text:list-item>
                  <text:p text:style-name="P47">Ask for user first name</text:p>
                </text:list-item>
                <text:list-item>
                  <text:p text:style-name="P47">Ask for user last name</text:p>
                </text:list-item>
                <text:list-item>
                  <text:p text:style-name="P47">Ask for user name</text:p>
                </text:list-item>
                <text:list-item>
                  <text:p text:style-name="P48">Ask for <text:span text:style-name="T19">gender</text:span></text:p>
                </text:list-item>
                <text:list-item>
                  <text:p text:style-name="P47">Ask for password</text:p>
                </text:list-item>
                <text:list-item>
                  <text:p text:style-name="P47">Ask for password confirmation</text:p>
                </text:list-item>
                <text:list-item>
                  <text:p text:style-name="P49">Provide a list of possible roles the user can have to select from</text:p>
                </text:list-item>
                <text:list-item>
                  <text:p text:style-name="P50">Create the user</text:p>
                </text:list-item>
                <text:list-item>
                  <text:p text:style-name="P35"><text:span text:style-name="T13">If the roles of the current user include “</text:span><text:span text:style-name="T14">Program Manager</text:span><text:span text:style-name="T13">”:</text:span></text:p>
                  <text:list>
                    <text:list-item>
                      <text:p text:style-name="P35"><text:span text:style-name="T13">Set the status for the created user to </text:span><text:span text:style-name="T14">ACTIVE</text:span></text:p>
                    </text:list-item>
                    <text:list-item>
                      <text:p text:style-name="P36"><text:soft-page-break/><text:span text:style-name="T13">Set the status for the created user to </text:span><text:span text:style-name="T14">PENDING</text:span><text:span text:style-name="T13"> waiting for approval/activation by a user with </text:span><text:span text:style-name="T17">a </text:span><text:span text:style-name="T13">“</text:span><text:span text:style-name="T14">Program Manager</text:span><text:span text:style-name="T13">” </text:span><text:span text:style-name="T17">rol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426212422" text:continue-numbering="true" text:style-name="L1">
        <text:list-item>
          <text:p text:style-name="P24">User Editing</text:p>
          <text:list>
            <text:list-item>
              <text:p text:style-name="P51">Given a logged in user</text:p>
              <text:list>
                <text:list-item>
                  <text:p text:style-name="P51">Provide them with their first name</text:p>
                </text:list-item>
                <text:list-item>
                  <text:p text:style-name="P52">Provide them with their last name</text:p>
                </text:list-item>
                <text:list-item>
                  <text:p text:style-name="P52">Provide them with their <text:span text:style-name="T20">gender</text:span></text:p>
                </text:list-item>
                <text:list-item>
                  <text:p text:style-name="P51">If there are any changes, save them</text:p>
                </text:list-item>
              </text:list>
            </text:list-item>
          </text:list>
        </text:list-item>
      </text:list>
      <text:p text:style-name="P13"/>
      <text:list xml:id="list2137663109" text:continue-numbering="true" text:style-name="L1">
        <text:list-item>
          <text:p text:style-name="P25">User Password Change</text:p>
          <text:list>
            <text:list-item>
              <text:p text:style-name="P53">Given a logged in user</text:p>
              <text:list>
                <text:list-item>
                  <text:p text:style-name="P53">Ask them for their current password</text:p>
                </text:list-item>
                <text:list-item>
                  <text:p text:style-name="P53">Ask them for the new password</text:p>
                </text:list-item>
                <text:list-item>
                  <text:p text:style-name="P53">Ask them to confirm their new password</text:p>
                </text:list-item>
                <text:list-item>
                  <text:p text:style-name="P53">Check if new password and the confirmation password match</text:p>
                  <text:list>
                    <text:list-item>
                      <text:p text:style-name="P53">If they do not match, inform the user</text:p>
                    </text:list-item>
                    <text:list-item>
                      <text:p text:style-name="P53">If they match, authenticate the old password</text:p>
                      <text:list>
                        <text:list-item>
                          <text:p text:style-name="P53">If it's valid, update the password</text:p>
                        </text:list-item>
                        <text:list-item>
                          <text:p text:style-name="P53">If it's not valid, inform the us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wemwe Kachaje</meta:initial-creator>
    <meta:creation-date>2012-12-06T16:50:36</meta:creation-date>
    <dc:date>2012-12-12T12:38:39</dc:date>
    <dc:creator>Chimwemwe Kachaje</dc:creator>
    <meta:editing-duration>PT2H50M16S</meta:editing-duration>
    <meta:editing-cycles>64</meta:editing-cycles>
    <meta:generator>LibreOffice/3.6$Linux_X86_64 LibreOffice_project/360m1$Build-2</meta:generator>
    <meta:printed-by>Chimwemwe Kachaje</meta:printed-by>
    <meta:print-date>2012-12-07T12:15:48</meta:print-date>
    <meta:document-statistic meta:table-count="0" meta:image-count="0" meta:object-count="0" meta:page-count="5" meta:paragraph-count="101" meta:word-count="655" meta:character-count="3958" meta:non-whitespace-character-count="3497"/>
  </office:meta>
</office:document-meta>
</file>